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><text:span text:style-name="Strong_20_Emphasis"><text:span text:style-name="T1">Inferential statistics &amp; Probability distribution</text:span></text:span></text:p>
      <text:p text:style-name="Standard"/>
      <text:p text:style-name="Text_20_body"><text:span text:style-name="Strong_20_Emphasis">Inferential statistics</text:span> means using data from a sample (a smaller group) to make conclusions or predictions about a larger group (the population). For example, surveying 1,000 people to predict what millions will do.</text:p>
      <text:p text:style-name="Text_20_body">A <text:span text:style-name="Strong_20_Emphasis">probability distribution</text:span> is like a mathematical "map" that shows all the possible values something can take and how likely each value is. For example, a <text:span text:style-name="Strong_20_Emphasis">normal distribution</text:span> (bell curve) describes how heights of people are distributed: most are near the average, and very tall or short people are rare.</text:p>
      <text:p text:style-name="Text_20_body">In short, inferential statistics uses the sample to guess the "shape" of the population's map (the probability distribution) and make decisions!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19T09:03:37.41</meta:creation-date>
    <meta:document-statistic meta:table-count="0" meta:image-count="0" meta:object-count="0" meta:page-count="1" meta:paragraph-count="4" meta:word-count="109" meta:character-count="711"/>
    <dc:date>2024-11-19T09:10:16.07</dc:date>
    <dc:creator>Akram MTir</dc:creator>
    <meta:editing-duration>PT6M38S</meta:editing-duration>
    <meta:editing-cycles>1</meta:editing-cycles>
    <meta:generator>OpenOffice/4.1.11$Win32 OpenOffice.org_project/4111m1$Build-9808</meta:generator>
  </office:meta>
</office:document-meta>
</file>